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gr10" style:family="graphic" style:parent-style-name="standard">
      <style:graphic-properties svg:stroke-color="#000000"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Алгоритм_25_20LOD">
        <draw:line draw:style-name="gr1" draw:text-style-name="P1" draw:layer="layout" svg:x1="8.3cm" svg:y1="1.3cm" svg:x2="8.3cm" svg:y2="2.8cm">
          <text:p/>
        </draw:line>
        <draw:line draw:style-name="gr1" draw:text-style-name="P1" draw:layer="layout" svg:x1="12.5cm" svg:y1="1.3cm" svg:x2="12.5cm" svg:y2="2.8cm">
          <text:p/>
        </draw:line>
        <draw:custom-shape draw:style-name="gr2" draw:text-style-name="P1" xml:id="id2" draw:id="id2" draw:layer="layout" svg:width="4cm" svg:height="1.9cm" svg:x="5.5cm" svg:y="10.4cm">
          <text:p text:style-name="P1">x=x-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cm" svg:height="1.9cm" svg:x="11.5cm" svg:y="10.4cm">
          <text:p text:style-name="P1">y=y-x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.5cm" svg:x="8cm" svg:y="3.7cm">
          <text:p text:style-name="P1">x!=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5cm" svg:height="2.5cm" svg:x="8cm" svg:y="7cm">
          <text:p text:style-name="P1">x&gt;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cm" svg:y1="8.25cm" svg:x2="7.5cm" svg:y2="10.4cm" draw:start-shape="id1" draw:start-glue-point="5" draw:end-shape="id2" draw:end-glue-point="0" svg:d="M8000 8250h-500v2150" svg:viewBox="0 0 501 2151">
          <text:p/>
        </draw:connector>
        <draw:connector draw:style-name="gr3" draw:text-style-name="P1" draw:layer="layout" svg:x1="13cm" svg:y1="8.25cm" svg:x2="13.5cm" svg:y2="10.4cm" draw:start-shape="id1" draw:start-glue-point="7" draw:end-shape="id3" draw:end-glue-point="0" svg:d="M13000 8250h500v2150" svg:viewBox="0 0 501 2151">
          <text:p/>
        </draw:connector>
        <draw:connector draw:style-name="gr3" draw:text-style-name="P1" draw:layer="layout" svg:x1="10.5cm" svg:y1="6.2cm" svg:x2="10.5cm" svg:y2="7cm" draw:start-shape="id4" draw:start-glue-point="6" draw:end-shape="id1" draw:end-glue-point="4" svg:d="M10500 6200v800" svg:viewBox="0 0 1 801">
          <text:p/>
        </draw:connector>
        <draw:connector draw:style-name="gr3" draw:text-style-name="P1" xml:id="id6" draw:id="id6" draw:layer="layout" svg:x1="10.5cm" svg:y1="3.7cm" svg:x2="10.5cm" svg:y2="2.8cm" draw:start-shape="id4" draw:start-glue-point="4" svg:d="M10500 3700v-900" svg:viewBox="0 0 1 901">
          <text:p/>
        </draw:connector>
        <draw:connector draw:style-name="gr3" draw:text-style-name="P1" xml:id="id5" draw:id="id5" draw:layer="layout" draw:line-skew="0.299cm" svg:x1="7.5cm" svg:y1="12.3cm" svg:x2="13.5cm" svg:y2="12.3cm" draw:start-shape="id2" draw:start-glue-point="2" draw:end-shape="id3" draw:end-glue-point="2" svg:d="M7500 12300v800h6000v-800" svg:viewBox="0 0 6001 801">
          <text:p/>
        </draw:connector>
        <draw:connector draw:style-name="gr4" draw:text-style-name="P1" draw:layer="layout" draw:line-skew="0.299cm -9.301cm" svg:x1="10.5cm" svg:y1="13.1cm" svg:x2="10.5cm" svg:y2="3.25cm" draw:start-shape="id5" draw:start-glue-point="0" draw:end-shape="id6" draw:end-glue-point="0" svg:d="M10500 13100v800h-5800v-10650h5800" svg:viewBox="0 0 5801 10651">
          <text:p/>
        </draw:connector>
        <draw:custom-shape draw:style-name="gr2" draw:text-style-name="P1" xml:id="id9" draw:id="id9" draw:layer="layout" svg:width="5cm" svg:height="1.3cm" svg:x="8cm" svg:y="18.2cm">
          <text:p text:style-name="P1">Возврат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8" draw:id="id8" draw:layer="layout" draw:line-skew="2.898cm" svg:x1="13cm" svg:y1="4.95cm" svg:x2="10.501cm" svg:y2="14.887cm" draw:start-shape="id4" draw:start-glue-point="7" svg:d="M13000 4950h3400v9937h-5899" svg:viewBox="0 0 5900 9938">
          <text:p/>
        </draw:connector>
        <draw:frame draw:style-name="gr5" draw:layer="layout" svg:width="1.4cm" svg:height="1.187cm" svg:x="10.8cm" svg:y="6.2cm">
          <draw:text-box>
            <text:p/>
          </draw:text-box>
        </draw:frame>
        <draw:frame draw:style-name="gr6" draw:layer="layout" svg:width="1.3cm" svg:height="1.25cm" svg:x="10.6cm" svg:y="6.1cm">
          <draw:text-box>
            <text:p>да</text:p>
          </draw:text-box>
        </draw:frame>
        <draw:frame draw:style-name="gr7" draw:layer="layout" svg:width="1.6cm" svg:height="1.05cm" svg:x="13cm" svg:y="4.1cm">
          <draw:text-box>
            <text:p>нет</text:p>
          </draw:text-box>
        </draw:frame>
        <draw:frame draw:style-name="gr5" draw:layer="layout" svg:width="1.5cm" svg:height="1.187cm" svg:x="6.7cm" svg:y="7.5cm">
          <draw:text-box>
            <text:p/>
          </draw:text-box>
        </draw:frame>
        <draw:frame draw:style-name="gr8" draw:layer="layout" svg:width="1.5cm" svg:height="1.25cm" svg:x="6.5cm" svg:y="7.2cm">
          <draw:text-box>
            <text:p/>
          </draw:text-box>
        </draw:frame>
        <draw:frame draw:style-name="gr9" draw:layer="layout" svg:width="1.4cm" svg:height="1.15cm" svg:x="6.1cm" svg:y="8.6cm">
          <draw:text-box>
            <text:p>да</text:p>
          </draw:text-box>
        </draw:frame>
        <draw:frame draw:style-name="gr5" draw:layer="layout" svg:width="2cm" svg:height="1.187cm" svg:x="13.6cm" svg:y="8.7cm">
          <draw:text-box>
            <text:p/>
          </draw:text-box>
        </draw:frame>
        <draw:frame draw:style-name="gr8" draw:layer="layout" svg:width="1.5cm" svg:height="1.25cm" svg:x="13.6cm" svg:y="8.7cm">
          <draw:text-box>
            <text:p/>
          </draw:text-box>
        </draw:frame>
        <draw:frame draw:style-name="gr6" draw:layer="layout" svg:width="1.7cm" svg:height="1.25cm" svg:x="13.7cm" svg:y="8.5cm">
          <draw:text-box>
            <text:p>нет</text:p>
          </draw:text-box>
        </draw:frame>
        <draw:custom-shape draw:style-name="gr2" draw:text-style-name="P1" xml:id="id7" draw:id="id7" draw:layer="layout" svg:width="5cm" svg:height="1.4cm" svg:x="8cm" svg:y="15.8cm">
          <text:p text:style-name="P1">Return x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15.8cm" svg:x2="10.501cm" svg:y2="14.887cm" draw:start-shape="id7" draw:start-glue-point="0" draw:end-shape="id8" draw:end-glue-point="3" svg:d="M10500 15800v-913h1" svg:viewBox="0 0 2 914">
          <text:p/>
        </draw:connector>
        <draw:connector draw:style-name="gr3" draw:text-style-name="P1" draw:layer="layout" svg:x1="10.5cm" svg:y1="17.2cm" svg:x2="10.5cm" svg:y2="18.2cm" draw:start-shape="id7" draw:start-glue-point="2" draw:end-shape="id9" draw:end-glue-point="0" svg:d="M10500 17200v1000" svg:viewBox="0 0 1 1001">
          <text:p/>
        </draw:connector>
        <draw:custom-shape draw:style-name="gr10" draw:text-style-name="P1" draw:layer="layout" svg:width="6cm" svg:height="1.5cm" svg:x="7.5cm" svg:y="1.3cm">
          <text:p text:style-name="P1">Nod (a, b)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Алгоритм_25_20LOD" style:display-name="Алгоритм%20LO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3:24:14.796000000</meta:creation-date>
    <dc:date>2018-09-12T14:27:03.812000000</dc:date>
    <meta:editing-duration>PT5M2S</meta:editing-duration>
    <meta:editing-cycles>3</meta:editing-cycles>
    <meta:generator>LibreOffice/4.2.6.2$Windows_x86 LibreOffice_project/185f2ce4dcc34af9bd97dec29e6d42c39557298f</meta:generator>
    <meta:document-statistic meta:object-count="27"/>
  </office:meta>
</office:document-meta>
</file>